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1" style:font-name-asian="Calibri1" style:font-name-complex="Calibri1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30.2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Moscovita orientad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cicular en forma de agregados escamoso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Perfecta en algunas secciones longitudinales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finales de 2º y inicios del 3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6" table:style-name="ce6">
            <text:p>6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Cuarzo 37%</text:p>
          </table:table-cell>
          <table:table-cell office:value-type="string" table:style-name="ce5">
            <text:p>Plagioclasa 3%</text:p>
          </table:table-cell>
          <table:table-cell table:number-columns-repeated="16381"/>
        </table:table-row>
        <table:table-row table:style-name="ro9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5">
            <text:p>Moscovit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5">
            <text:p>Kal<text:span text:style-name="T2">2</text:span>(Si<text:span text:style-name="T2">3</text:span>Al)O<text:span text:style-name="T2">10</text:span>(OH,F)<text:span text:style-name="T2">2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 los cristales</text:p>
          </table:table-cell>
          <table:table-cell office:value-type="string" table:style-name="ce5">
            <text:p>A menudo en agregados escamosos, irregulares y criptocristalinos de hábito pseudohexagonal tabular y raramente columnar. Puede ser pseudomorf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ve</text:p>
          </table:table-cell>
          <table:table-cell office:value-type="string" table:style-name="ce5">
            <text:p>Bajo aunque puede presentar cambios débiles de relieve hasta nulo al girar la plati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foliación</text:p>
          </table:table-cell>
          <table:table-cell office:value-type="string" table:style-name="ce5">
            <text:p>Perfecta {100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A talco, antigorita, gibbsita, caolinita o damourita, entre otr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finales del 2º orden y inicios del 3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Poco frecu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Poco frecu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0:26:13Z</dc:date>
    <meta:editing-cycles>8</meta:editing-cycles>
    <meta:editing-duration>PT3094S</meta:editing-duration>
  </office:meta>
</office:document-meta>
</file>